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CEC000009B1DBB261B62DB9ED98.png" manifest:media-type="image/png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8.128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5.576cm"/>
    </style:style>
    <style:style style:name="pr6" style:family="presentation" style:parent-style-name="Inspiration-notes">
      <style:graphic-properties draw:fill-color="#ffffff" draw:auto-grow-height="true" fo:min-height="13.364cm"/>
    </style:style>
    <style:style style:name="pr7" style:family="presentation" style:parent-style-name="Inspiration-title">
      <style:graphic-properties draw:auto-grow-height="true" fo:min-height="3.465cm"/>
    </style:style>
    <style:style style:name="P1" style:family="paragraph">
      <loext:graphic-properties draw:fill-color="#ffffff"/>
      <style:text-properties fo:font-size="29.3999996185303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5.146cm" svg:height="8.128cm" svg:x="1.016cm" svg:y="4.318cm" presentation:class="title" presentation:user-transformed="true">
          <draw:text-box draw:corner-radius="1.778cm">
            <text:p>Decentralized Reputation Model and General Trust Framework based on Blockchain and Smartcontracts</text:p>
          </draw:text-box>
        </draw:frame>
        <draw:frame presentation:style-name="pr2" draw:layer="layout" svg:width="11.938cm" svg:height="3.788cm" draw:transform="rotate (-0.00366519142918811) translate (15.494cm 13.208cm)" presentation:class="outline" presentation:user-transformed="true">
          <draw:text-box>
            <text:list text:style-name="L2">
              <text:list-item>
                <text:list>
                  <text:list-header>
                    <text:p>Sujata Tamang<text:tab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Outlin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Motivation</text:p>
              </text:list-item>
              <text:list-item>
                <text:p>Methodology &amp; Implementation</text:p>
                <text:list>
                  <text:list-item>
                    <text:p>System Architecture</text:p>
                  </text:list-item>
                  <text:list-item>
                    <text:p>Endorsement Model</text:p>
                  </text:list-item>
                </text:list>
              </text:list-item>
              <text:list-item>
                <text:p>Results</text:p>
              </text:list-item>
              <text:list-item>
                <text:p>Challenges</text:p>
              </text:list-item>
              <text:list-item>
                <text:p>Discussion</text:p>
              </text:list-item>
              <text:list-item>
                <text:p>Future works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7" draw:layer="layout" svg:width="22.476cm" svg:height="3.465cm" svg:x="1.4cm" svg:y="0.868cm" presentation:class="title" presentation:user-transformed="true">
          <draw:text-box>
            <text:p>Introduction(1/3): Trust &amp; Reput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Introduction(2/3): BC &amp; SC 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BC: Distributed, Decentralized, immutable</text:p>
              </text:list-item>
              <text:list-item>
                <text:p>Ethereum: Programmable blockchain</text:p>
              </text:list-item>
              <text:list-item>
                <text:p>Solidity: Turing complete language</text:p>
              </text:list-item>
              <text:list-item>
                <text:p>Can program anything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Problems &amp; Limitation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Centralization</text:p>
              </text:list-item>
              <text:list-item>
                <text:p>Cryptokitties – scalability?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Endorsement Model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Incoming and Outgoing Connections</text:p>
              </text:list-item>
              <text:list-item>
                <text:p>Ratio</text:p>
              </text:list-item>
              <text:list-item>
                <text:p>Total Endorsement Impact comput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Architecture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High Level overview</text:p>
              </text:list-item>
              <text:list-item>
                <text:p>Smart contract setup</text:p>
              </text:list-item>
              <text:list-item>
                <text:p>Blockchain infrastructu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Implementation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Blockchain infrastructure</text:p>
              </text:list-item>
              <text:list-item>
                <text:p>Consensus – proof of work</text:p>
              </text:list-item>
              <text:list-item>
                <text:p>Storage </text:p>
              </text:list-item>
              <text:list-item>
                <text:p>Reactjs for frontend</text:p>
              </text:list-item>
              <text:list-item>
                <text:p>Web3 AP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Result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Interaction graph</text:p>
              </text:list-item>
              <text:list-item>
                <text:p>Threat Model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Conclusion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Discussion</text:p>
              </text:list-item>
              <text:list-item>
                <text:p>Future work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8.1000003814697pt" style:font-style-asian="normal" style:font-weight-asian="normal" style:font-name-complex="Noto Sans1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0" draw:layer="backgroundobjects" svg:width="6.523cm" svg:height="1.447cm" svg:x="1.4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2" draw:layer="backgroundobjects" svg:width="8.875cm" svg:height="1.447cm" svg:x="9.576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8" draw:text-style-name="MP14" draw:layer="backgroundobjects" svg:width="6.523cm" svg:height="1.447cm" svg:x="20.076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0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23:53:34.795915734</meta:creation-date>
    <meta:editing-duration>PT1H35M33S</meta:editing-duration>
    <meta:editing-cycles>4</meta:editing-cycles>
    <meta:generator>LibreOffice/6.0.1.1$Linux_X86_64 LibreOffice_project/00m0$Build-1</meta:generator>
    <dc:title>Blue Curve</dc:title>
    <dc:date>2018-07-25T09:52:10.439712458</dc:date>
    <meta:document-statistic meta:object-count="98"/>
  </office:meta>
</office:document-meta>
</file>